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2">
      <style:text-properties officeooo:rsid="00008561" officeooo:paragraph-rsid="00008561"/>
    </style:style>
    <style:style style:name="P2" style:family="paragraph" style:parent-style-name="Standard">
      <style:text-properties officeooo:rsid="00008561" officeooo:paragraph-rsid="00024dfd"/>
    </style:style>
    <style:style style:name="P3" style:family="paragraph" style:parent-style-name="Standard">
      <style:text-properties style:text-underline-style="solid" style:text-underline-width="auto" style:text-underline-color="font-color" fo:font-weight="bold" officeooo:rsid="00008561" officeooo:paragraph-rsid="00024df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24dfd" officeooo:paragraph-rsid="00024df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24dfd" officeooo:paragraph-rsid="0006346c"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24dfd" officeooo:paragraph-rsid="0008ceaf" style:font-weight-asian="bold" style:font-weight-complex="bold"/>
    </style:style>
    <style:style style:name="P7" style:family="paragraph" style:parent-style-name="Standard">
      <style:text-properties style:text-underline-style="none" fo:font-weight="bold" officeooo:rsid="00024dfd" officeooo:paragraph-rsid="00024dfd" style:font-weight-asian="bold" style:font-weight-complex="bold"/>
    </style:style>
    <style:style style:name="P8" style:family="paragraph" style:parent-style-name="Standard" style:list-style-name="L3">
      <style:text-properties style:text-underline-style="none" fo:font-weight="bold" officeooo:rsid="00024dfd" officeooo:paragraph-rsid="00024dfd" style:font-weight-asian="bold" style:font-weight-complex="bold"/>
    </style:style>
    <style:style style:name="P9" style:family="paragraph" style:parent-style-name="Standard" style:list-style-name="L6">
      <style:text-properties style:text-underline-style="none" fo:font-weight="bold" officeooo:rsid="00024dfd" officeooo:paragraph-rsid="00024dfd" style:font-weight-asian="bold" style:font-weight-complex="bold"/>
    </style:style>
    <style:style style:name="P10" style:family="paragraph" style:parent-style-name="Standard" style:list-style-name="L10">
      <style:text-properties style:text-underline-style="none" fo:font-weight="bold" officeooo:rsid="00024dfd" officeooo:paragraph-rsid="00024dfd" style:font-weight-asian="bold" style:font-weight-complex="bold"/>
    </style:style>
    <style:style style:name="P11" style:family="paragraph" style:parent-style-name="Standard" style:list-style-name="L12">
      <style:text-properties style:text-underline-style="none" fo:font-weight="bold" officeooo:rsid="00082abc" officeooo:paragraph-rsid="00082abc" style:font-weight-asian="bold" style:font-weight-complex="bold"/>
    </style:style>
    <style:style style:name="P12" style:family="paragraph" style:parent-style-name="Standard">
      <style:text-properties style:text-underline-style="none" fo:font-weight="bold" officeooo:rsid="00082abc" officeooo:paragraph-rsid="00082abc" style:font-weight-asian="bold" style:font-weight-complex="bold"/>
    </style:style>
    <style:style style:name="P13" style:family="paragraph" style:parent-style-name="Standard" style:list-style-name="L13">
      <style:text-properties style:text-underline-style="none" fo:font-weight="bold" officeooo:rsid="0008ceaf" officeooo:paragraph-rsid="0008ceaf" style:font-weight-asian="bold" style:font-weight-complex="bold"/>
    </style:style>
    <style:style style:name="P14" style:family="paragraph" style:parent-style-name="Standard">
      <style:text-properties style:text-underline-style="none" fo:font-weight="normal" officeooo:rsid="00024dfd" officeooo:paragraph-rsid="00024dfd" style:font-weight-asian="normal" style:font-weight-complex="normal"/>
    </style:style>
    <style:style style:name="P15" style:family="paragraph" style:parent-style-name="Standard" style:list-style-name="L3">
      <style:text-properties style:text-underline-style="none" fo:font-weight="normal" officeooo:rsid="00024dfd" officeooo:paragraph-rsid="00024dfd" style:font-weight-asian="normal" style:font-weight-complex="normal"/>
    </style:style>
    <style:style style:name="P16" style:family="paragraph" style:parent-style-name="Standard">
      <style:text-properties style:text-underline-style="none" fo:font-weight="normal" officeooo:rsid="00024dfd" officeooo:paragraph-rsid="0008ceaf" style:font-weight-asian="normal" style:font-weight-complex="normal"/>
    </style:style>
    <style:style style:name="P17" style:family="paragraph" style:parent-style-name="Standard" style:list-style-name="L2">
      <style:text-properties officeooo:rsid="00024dfd" officeooo:paragraph-rsid="00024dfd"/>
    </style:style>
    <style:style style:name="P18" style:family="paragraph" style:parent-style-name="Standard">
      <style:text-properties officeooo:rsid="00024dfd" officeooo:paragraph-rsid="00024dfd"/>
    </style:style>
    <style:style style:name="P19" style:family="paragraph" style:parent-style-name="Standard">
      <style:text-properties fo:font-weight="bold" officeooo:rsid="00024dfd" officeooo:paragraph-rsid="00024dfd" style:font-weight-asian="bold" style:font-weight-complex="bold"/>
    </style:style>
    <style:style style:name="P20" style:family="paragraph" style:parent-style-name="Standard" style:list-style-name="L5">
      <style:text-properties fo:font-weight="bold" officeooo:rsid="00024dfd" officeooo:paragraph-rsid="00024dfd" style:font-weight-asian="bold" style:font-weight-complex="bold"/>
    </style:style>
    <style:style style:name="P21" style:family="paragraph" style:parent-style-name="Standard" style:list-style-name="L10">
      <style:text-properties fo:font-weight="bold" officeooo:rsid="00024dfd" officeooo:paragraph-rsid="00024dfd" style:font-weight-asian="bold" style:font-weight-complex="bold"/>
    </style:style>
    <style:style style:name="P22" style:family="paragraph" style:parent-style-name="Standard">
      <style:text-properties fo:font-weight="bold" officeooo:rsid="00024dfd" officeooo:paragraph-rsid="000566de" style:font-weight-asian="bold" style:font-weight-complex="bold"/>
    </style:style>
    <style:style style:name="P23" style:family="paragraph" style:parent-style-name="Standard" style:list-style-name="L11">
      <style:text-properties fo:font-weight="bold" officeooo:rsid="000566de" officeooo:paragraph-rsid="000566de" style:font-weight-asian="bold" style:font-weight-complex="bold"/>
    </style:style>
    <style:style style:name="P24" style:family="paragraph" style:parent-style-name="Standard" style:list-style-name="L13">
      <style:text-properties fo:font-weight="bold" officeooo:rsid="0008ceaf" officeooo:paragraph-rsid="0008ceaf" style:font-weight-asian="bold" style:font-weight-complex="bold"/>
    </style:style>
    <style:style style:name="P25" style:family="paragraph" style:parent-style-name="Standard">
      <style:text-properties fo:font-weight="bold" officeooo:rsid="0008ceaf" officeooo:paragraph-rsid="0008ceaf" style:font-weight-asian="bold" style:font-weight-complex="bold"/>
    </style:style>
    <style:style style:name="P26" style:family="paragraph" style:parent-style-name="Standard" style:list-style-name="L14">
      <style:text-properties fo:font-weight="bold" officeooo:rsid="0008ceaf" officeooo:paragraph-rsid="0008ceaf" style:font-weight-asian="bold" style:font-weight-complex="bold"/>
    </style:style>
    <style:style style:name="P27" style:family="paragraph" style:parent-style-name="Standard" style:list-style-name="L5">
      <style:text-properties officeooo:paragraph-rsid="00024dfd"/>
    </style:style>
    <style:style style:name="P28" style:family="paragraph" style:parent-style-name="Standard" style:list-style-name="L13"/>
    <style:style style:name="T1" style:family="text">
      <style:text-properties officeooo:rsid="00024df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8ceaf"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officeooo:rsid="000446ff"/>
    </style:style>
    <style:style style:name="T7" style:family="text">
      <style:text-properties style:text-underline-style="none"/>
    </style:style>
    <style:style style:name="T8" style:family="text">
      <style:text-properties style:text-underline-style="none" fo:font-weight="bold" officeooo:rsid="00024dfd" style:font-weight-asian="bold" style:font-weight-complex="bold"/>
    </style:style>
    <style:style style:name="T9" style:family="text">
      <style:text-properties style:text-underline-style="none" fo:font-weight="bold" officeooo:rsid="0008ceaf"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24dfd" style:font-weight-asian="normal" style:font-weight-complex="normal"/>
    </style:style>
    <style:style style:name="T12" style:family="text">
      <style:text-properties style:text-underline-style="none" fo:font-weight="normal" officeooo:rsid="0008ceaf" style:font-weight-asian="normal" style:font-weight-complex="normal"/>
    </style:style>
    <style:style style:name="T13" style:family="text">
      <style:text-properties style:text-underline-style="none" officeooo:rsid="00024df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566de" style:font-weight-asian="normal" style:font-weight-complex="normal"/>
    </style:style>
    <style:style style:name="T17" style:family="text">
      <style:text-properties fo:font-weight="normal" officeooo:rsid="000a67fa" style:font-weight-asian="normal" style:font-weight-complex="normal"/>
    </style:style>
    <style:style style:name="T18" style:family="text">
      <style:text-properties officeooo:rsid="0006346c"/>
    </style:style>
    <style:style style:name="T19" style:family="text">
      <style:text-properties officeooo:rsid="0008ceaf"/>
    </style:style>
    <style:style style:name="T20" style:family="text">
      <style:text-properties officeooo:rsid="000a67f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PLIEGUE TEMA 1</text:p>
      <text:p text:style-name="P2"/>
      <text:p text:style-name="P3"><text:span text:style-name="T1">ÍNDICE</text:span></text:p>
      <text:p text:style-name="P3"/>
      <text:list xml:id="list2043823740" text:style-name="L2">
        <text:list-item>
          <text:list>
            <text:list-item>
              <text:p text:style-name="P1">Introducción</text:p>
            </text:list-item>
            <text:list-item>
              <text:p text:style-name="P1">El protocolo HTTP</text:p>
            </text:list-item>
            <text:list-item>
              <text:p text:style-name="P1">Arquitectura web</text:p>
              <text:list>
                <text:list-item>
                  <text:p text:style-name="P1">Capas de la arquitectura</text:p>
                </text:list-item>
                <text:list-item>
                  <text:p text:style-name="P1">Modelos</text:p>
                </text:list-item>
                <text:list-item>
                  <text:p text:style-name="P1">Páginas</text:p>
                </text:list-item>
                <text:list-item>
                  <text:p text:style-name="P1">Aplicaciones Web</text:p>
                </text:list-item>
              </text:list>
            </text:list-item>
            <text:list-item>
              <text:p text:style-name="P1">Plataformas y servidores web</text:p>
            </text:list-item>
            <text:list-item>
              <text:p text:style-name="P1">Despliegue en internet</text:p>
            </text:list-item>
            <text:list-item>
              <text:p text:style-name="P17">Virtual Box</text:p>
              <text:list>
                <text:list-item>
                  <text:p text:style-name="P17">Modos de conexión de red</text:p>
                </text:list-item>
                <text:list-item>
                  <text:p text:style-name="P17">LAMPP</text:p>
                </text:list-item>
                <text:list-item>
                  <text:p text:style-name="P17">NGINX</text:p>
                </text:list-item>
              </text:list>
            </text:list-item>
          </text:list>
        </text:list-item>
      </text:list>
      <text:p text:style-name="P18"/>
      <text:p text:style-name="P4">1 INTRODUCCIÓN</text:p>
      <text:p text:style-name="P14"/>
      <text:list text:style-name="L3">
        <text:list-item>
          <text:p text:style-name="P15"><text:span text:style-name="T14">¿Qué es internet?</text:span>: Un conjunto de <text:span text:style-name="T14">nodos</text:span> conectados en forma de malla parcial, que se comunican a través de los <text:span text:style-name="T14">protocolos</text:span>. Cada protocolo permite ofrecer un <text:span text:style-name="T14">servicio</text:span> o parte de él.</text:p>
        </text:list-item>
        <text:list-item>
          <text:p text:style-name="P8">Protocolos de internet:</text:p>
          <text:list>
            <text:list-item>
              <text:p text:style-name="P8">HTTP: <text:span text:style-name="T15">World Wide Web</text:span></text:p>
            </text:list-item>
            <text:list-item>
              <text:p text:style-name="P8">FTP: <text:span text:style-name="T15">Transferencia de archivos</text:span></text:p>
            </text:list-item>
            <text:list-item>
              <text:p text:style-name="P8">DNS: <text:span text:style-name="T15">Resolución de nombres</text:span></text:p>
            </text:list-item>
            <text:list-item>
              <text:p text:style-name="P8">SMTP, POP, IMAP: <text:span text:style-name="T15">Correo Electrónico</text:span></text:p>
            </text:list-item>
            <text:list-item>
              <text:p text:style-name="P8">RIP, OSPF, BGP: <text:span text:style-name="T15">Enrutamiento de paquetes.</text:span></text:p>
            </text:list-item>
            <text:list-item>
              <text:p text:style-name="P8">TELNET, SSH: <text:span text:style-name="T15">Conexión remota por terminal</text:span></text:p>
            </text:list-item>
            <text:list-item>
              <text:p text:style-name="P8">VNC, RDP: <text:span text:style-name="T15">Conexión remota gráfica</text:span></text:p>
            </text:list-item>
          </text:list>
        </text:list-item>
      </text:list>
      <text:p text:style-name="P4"/>
      <text:p text:style-name="P4">2 EL PROTOCOLO HTTP</text:p>
      <text:p text:style-name="P14"/>
      <text:p text:style-name="P14"><text:tab/>Permite el servicio WWW, desarrollado por el World Wide Consortium y la Internet <text:tab/>Engineering Task Force, el servidor atiende peticiones en el puerto 80. La versión más usada <text:tab/>actualmente es HTTP/1.1, también existe la versión HTTP/2 poco usada.</text:p>
      <text:p text:style-name="P14"/>
      <text:p text:style-name="P14"><text:tab/>Existe la versión segura, que es HTTPS, en la que el servidor atiende el puerto 443. Es el <text:tab/>protocolo sin estado, no guarda ninguna información sobre conexiones anteriores.</text:p>
      <text:p text:style-name="P14"/>
      <text:list text:style-name="L5">
        <text:list-item>
          <text:list>
            <text:list-item>
              <text:list>
                <text:list-item>
                  <text:list>
                    <text:list-item>
                      <text:p text:style-name="P27"><text:span text:style-name="T8">Métodos HTTP: </text:span><text:span text:style-name="T11">get, post, put, delete, head, options, connect, patch, trace.</text:span></text:p>
                    </text:list-item>
                    <text:list-item>
                      <text:p text:style-name="P20"><text:span text:style-name="T13">C</text:span><text:span text:style-name="T7">ódigos de respuesta HTTP: </text:span><text:span text:style-name="T10">4xx – Errores del cliente, 5xx – Errores del servidor.</text:span></text:p>
                    </text:list-item>
                  </text:list>
                </text:list-item>
              </text:list>
            </text:list-item>
          </text:list>
        </text:list-item>
      </text:list>
      <text:p text:style-name="P14"/>
      <text:p text:style-name="P4"/>
      <text:p text:style-name="P4"/>
      <text:p text:style-name="P4"/>
      <text:p text:style-name="P4"/>
      <text:p text:style-name="P4"/>
      <text:p text:style-name="P4"/>
      <text:p text:style-name="P4"/>
      <text:p text:style-name="P4"><text:soft-page-break/></text:p>
      <text:p text:style-name="P4">3 ARQUITECTURA WEB</text:p>
      <text:p text:style-name="P14"><text:span text:style-name="T3"/></text:p>
      <text:p text:style-name="P14"><text:tab/><text:span text:style-name="T3">3.1 CAPAS DE LA ARQUITECTURA</text:span></text:p>
      <text:p text:style-name="P14"><text:span text:style-name="T3"/></text:p>
      <text:list text:style-name="L6">
        <text:list-item>
          <text:p text:style-name="P9">Capa de presentación: <text:span text:style-name="T15">Se trata de la capa que se presenta al usuario.</text:span></text:p>
        </text:list-item>
        <text:list-item>
          <text:p text:style-name="P9">Capa de negocio: <text:span text:style-name="T15">Recibe las peticiones del usuario y desde donde se le envían las respuestas, en esta capa se verifican que las reglas establecidas se cumplen.</text:span></text:p>
        </text:list-item>
        <text:list-item>
          <text:p text:style-name="P9">Capa de acceso de datos: <text:span text:style-name="T15">es la formada por determinados gestores de datos que se encargan de almacenar, estructurar y recuperar los datos solicitados por la capa de negocio.</text:span></text:p>
        </text:list-item>
      </text:list>
      <text:p text:style-name="P7"><text:span text:style-name="T5"/></text:p>
      <text:p text:style-name="P7"><text:tab/><text:span text:style-name="T2">3.2 MODELOS</text:span></text:p>
      <text:p text:style-name="P7"><text:span text:style-name="T15"><text:tab/></text:span></text:p>
      <text:list xml:id="list4140094421" text:style-name="L10">
        <text:list-item>
          <text:p text:style-name="P21">Modelo Punto a Punto: <text:span text:style-name="T15">Arquitectura de red descentralizada y distribuida en las que los nodos individuales de la red actúan tanto como suministradores como clientes. </text:span></text:p>
          <text:list>
            <text:list-item>
              <text:list>
                <text:list-item>
                  <text:p text:style-name="P21"><text:span text:style-name="T15">Ventajas: Escalabilidad, Robustez, Descentralización, Distribución de costes.</text:span></text:p>
                </text:list-item>
                <text:list-item>
                  <text:p text:style-name="P21"><text:span text:style-name="T15">Desventajas: Falta de fiabilidad de los recursos, Difícil mantenimiento.</text:span></text:p>
                  <text:p text:style-name="P21"><text:span text:style-name="T15"/></text:p>
                </text:list-item>
              </text:list>
            </text:list-item>
          </text:list>
        </text:list-item>
        <text:list-item>
          <text:p text:style-name="P21">Modelo Cliente-Servidor: <text:span text:style-name="T15">Es un modelo informático que actúa como una aplicación distribuida que particiona tareas o cargas de trabajo entre los servidores y clientes.</text:span></text:p>
          <text:list>
            <text:list-item>
              <text:list>
                <text:list-item>
                  <text:p text:style-name="P21"><text:span text:style-name="T15">Ventajas: Centralización, Escalabilidad, Fácil Mantenimiento.</text:span></text:p>
                </text:list-item>
                <text:list-item>
                  <text:p text:style-name="P21"><text:span text:style-name="T15">Desventajas: Congestión, No Robustez, Cliente no dispone de recursos del servidor.</text:span></text:p>
                  <text:p text:style-name="P21"><text:span text:style-name="T15"/></text:p>
                </text:list-item>
              </text:list>
            </text:list-item>
          </text:list>
        </text:list-item>
        <text:list-item>
          <text:p text:style-name="P21">Modelo Servidor de aplicaciones: <text:span text:style-name="T15">La función que realiza un servidor de aplicaciones es diferente, ya que los recursos que va a manipular no son archivos estáticos, sino que contienen el código que tiene que ejecutar.</text:span></text:p>
          <text:p text:style-name="P21"><text:span text:style-name="T15"/></text:p>
        </text:list-item>
        <text:list-item>
          <text:p text:style-name="P21">Modelo<text:span text:style-name="T15"> </text:span>con servidor de aplicaciones externo:<text:span text:style-name="T15"> Separa el servidor web del servidor de aplicaciones.</text:span></text:p>
          <text:p text:style-name="P10"><text:span text:style-name="T15"/></text:p>
        </text:list-item>
        <text:list-item>
          <text:p text:style-name="P21">Modelo con varios servidores de aplicaciones: <text:span text:style-name="T15">Si la carga del trabajo del servidor de aplicaciones se estima que va a ser elevado, se puede implantar un sistema con varios servidores de aplicaciones unidos a un mismo servidor web que requiere menos rendimiento.</text:span></text:p>
          <text:p text:style-name="P21"><text:span text:style-name="T15"/></text:p>
        </text:list-item>
      </text:list>
      <text:p text:style-name="P19"><text:span text:style-name="T7"><text:tab/></text:span><text:span text:style-name="T2">3.</text:span><text:span text:style-name="T6">3</text:span><text:span text:style-name="T2"> </text:span><text:span text:style-name="T6">PÁGINAS</text:span></text:p>
      <text:p text:style-name="P19"><text:tab/></text:p>
      <text:p text:style-name="P19"><text:tab/><text:tab/><text:span text:style-name="T15">Las primeras páginas web que se crearon fueron estáticas, estás se basan en el <text:tab/><text:tab/><text:tab/>lenguaje </text:span>HTML<text:span text:style-name="T15">, el cual es interpretado por los navegadores web para mostrar la <text:tab/><text:tab/>información al usuario. Las páginas web creadas exclusivamente con lenguaje <text:tab/><text:tab/><text:tab/>HTML no variarán en su forma ni en su contenido mientras su desarrollador no <text:tab/><text:tab/><text:tab/>modifique el código de la página.</text:span></text:p>
      <text:p text:style-name="P19"><text:span text:style-name="T15"/></text:p>
      <text:p text:style-name="P19"><text:span text:style-name="T15"><text:tab/><text:tab/>El lenguaje de marcas </text:span>CSS <text:span text:style-name="T15">se puede utilizar junto el lenguaje HTML para facilitar el <text:tab/><text:tab/>diseño <text:tab/>del aspecto visual que ofrecen las páginas web.</text:span></text:p>
      <text:p text:style-name="P19"><text:soft-page-break/><text:span text:style-name="T15"/></text:p>
      <text:p text:style-name="P19"><text:span text:style-name="T7"><text:tab/></text:span><text:span text:style-name="T2">3.</text:span><text:span text:style-name="T6">4</text:span><text:span text:style-name="T2"> APLICACIONES WEB</text:span></text:p>
      <text:p text:style-name="P22"><text:tab/></text:p>
      <text:p text:style-name="P22"><text:span text:style-name="T16"><text:tab/><text:tab/>Algunos lenguajes de programación permiten integrar código junto con el lenguaje <text:tab/><text:tab/>HTML para ofrecer contenidos dinámicos en las páginas web. De esta manera en la <text:tab/><text:tab/>web crece enormemente en posibilidades y da origen a las aplicaciones web.</text:span></text:p>
      <text:p text:style-name="P22"><text:span text:style-name="T16"><text:tab/><text:tab/></text:span></text:p>
      <text:list xml:id="list268502715" text:style-name="L11">
        <text:list-item>
          <text:p text:style-name="P23">Lado Cliente<text:span text:style-name="T15">: Los casos más sencillos de aplicaciones web son los lenguajes de programación que son interpretados directamente por los navegadores y que se encuentran embebidos dentro del código fuente HTML de la página web, estos se conocen como los </text:span>lenguajes embebidos<text:span text:style-name="T15">. </text:span></text:p>
          <text:p text:style-name="P23"><text:span text:style-name="T15"/></text:p>
        </text:list-item>
        <text:list-item>
          <text:p text:style-name="P23">Lado Servidor<text:span text:style-name="T15">: No sólo el navegador puede crear dinamismo en las páginas web. El servidor web puede devolvernos una información u otra en una misma página web en función de la interacción del usuario o de cualquier otra circunstancia. En este tipo de aplicaciones es muy frecuente que el servidor web acceda a una </text:span><text:span text:style-name="T7">base</text:span> de datos<text:span text:style-name="T15">.</text:span></text:p>
        </text:list-item>
      </text:list>
      <text:p text:style-name="P5"><text:span text:style-name="T15"/></text:p>
      <text:p text:style-name="P5"><text:span text:style-name="T18">4</text:span> <text:span text:style-name="T18">DESPLIEGUE EN INTERNET</text:span></text:p>
      <text:p text:style-name="P5"/>
      <text:list xml:id="list1611657933" text:style-name="L12">
        <text:list-item>
          <text:p text:style-name="P11">Escalabilidad:</text:p>
          <text:list>
            <text:list-item>
              <text:p text:style-name="P11">Vertical: <text:span text:style-name="T15">Servidores más potentes.</text:span></text:p>
            </text:list-item>
            <text:list-item>
              <text:p text:style-name="P11">Horizontal: <text:span text:style-name="T15">Más servidores.</text:span></text:p>
              <text:p text:style-name="P11"><text:span text:style-name="T15"/></text:p>
            </text:list-item>
          </text:list>
        </text:list-item>
        <text:list-item>
          <text:p text:style-name="P11">Tipos de servidores: </text:p>
          <text:list>
            <text:list-item>
              <text:p text:style-name="P11">Sin virtualización:</text:p>
              <text:list>
                <text:list-item>
                  <text:p text:style-name="P11">Servidor Dedicado</text:p>
                </text:list-item>
                <text:list-item>
                  <text:p text:style-name="P11">Servidor Compartido</text:p>
                  <text:p text:style-name="P11"/>
                </text:list-item>
              </text:list>
            </text:list-item>
            <text:list-item>
              <text:p text:style-name="P11">Con virtualización: </text:p>
              <text:list>
                <text:list-item>
                  <text:p text:style-name="P11">Servidor Virtual</text:p>
                </text:list-item>
                <text:list-item>
                  <text:p text:style-name="P11">Nube</text:p>
                  <text:p text:style-name="P11"/>
                </text:list-item>
              </text:list>
            </text:list-item>
          </text:list>
        </text:list-item>
        <text:list-item>
          <text:p text:style-name="P11">La nube:</text:p>
          <text:list>
            <text:list-item>
              <text:p text:style-name="P11">IaaS: <text:span text:style-name="T15">Infraestructura como Servicio.</text:span></text:p>
            </text:list-item>
            <text:list-item>
              <text:p text:style-name="P11">PaaS: <text:span text:style-name="T15">Plataforma como Servicio.</text:span></text:p>
            </text:list-item>
            <text:list-item>
              <text:p text:style-name="P11">SaaS: <text:span text:style-name="T15">Software como Servicio.</text:span></text:p>
            </text:list-item>
          </text:list>
        </text:list-item>
      </text:list>
      <text:p text:style-name="P12"><text:span text:style-name="T15"/></text:p>
      <text:p text:style-name="P6"><text:span text:style-name="T19">5</text:span><text:span text:style-name="T15"> </text:span><text:span text:style-name="T19">VIRTUAL BOX</text:span></text:p>
      <text:p text:style-name="P6"/>
      <text:p text:style-name="P16"><text:span text:style-name="T19"><text:tab/></text:span><text:span text:style-name="T4">5.1 <text:s/>MODOS DE CONEXIÓN DE RED</text:span></text:p>
      <text:p text:style-name="P16"><text:tab/></text:p>
      <text:list xml:id="list339230335" text:style-name="L13">
        <text:list-item>
          <text:p text:style-name="P13">Red Interna: <text:span text:style-name="T15">Podremos comunicar las máquinas virtuales entre ellas, pero no tendremos acceso ni al equipo real ni a Internet.</text:span></text:p>
          <text:p text:style-name="P13"><text:span text:style-name="T15"/></text:p>
        </text:list-item>
        <text:list-item>
          <text:p text:style-name="P28"><text:span text:style-name="T9">Red NAT: </text:span><text:span text:style-name="T12">El host facilita la dirección IP a la máquina virtual.</text:span></text:p>
          <text:p text:style-name="P28"><text:span text:style-name="T12"/></text:p>
        </text:list-item>
        <text:list-item>
          <text:p text:style-name="P24"><text:span text:style-name="T7">Adaptador Puente: </text:span><text:span text:style-name="T10">Simula una conexión física a la red en la que está la máquina real, en nuestro caso, el aula.</text:span></text:p>
        </text:list-item>
      </text:list>
      <text:p text:style-name="P25"><text:span text:style-name="T10"/></text:p>
      <text:p text:style-name="P25"><text:span text:style-name="T10"/></text:p>
      <text:p text:style-name="P25"><text:span text:style-name="T10"/></text:p>
      <text:p text:style-name="P25"><text:soft-page-break/><text:span text:style-name="T10"><text:tab/></text:span><text:span text:style-name="T2">5.2 LAMPP</text:span></text:p>
      <text:p text:style-name="P25"><text:tab/></text:p>
      <text:p text:style-name="P25"><text:span text:style-name="T15"><text:tab/><text:tab/>LAMPP es un paquete de software libre, que consiste, principalmente en el sistema <text:tab/>de gestión de bases de datos MySQL, el servidor web Apache, los intérpretes para lenguajes <text:tab/>de script PHP y Perl.</text:span></text:p>
      <text:p text:style-name="P25"><text:span text:style-name="T15"/></text:p>
      <text:p text:style-name="P25"><text:span text:style-name="T15"><text:tab/></text:span><text:span text:style-name="T2">5.2 NGINX</text:span></text:p>
      <text:p text:style-name="P25"><text:tab/></text:p>
      <text:p text:style-name="P25"><text:span text:style-name="T15"><text:tab/><text:tab/>Es un servidor Open Source de alto rendimiento, que permite numerosas conexiones <text:tab/><text:tab/>simultáneas, lo que proporciona más velocidad y escalibilidad. Entrega el contenido <text:tab/><text:tab/>del sitio web rápidamente, es fácil de configurar y tiene un bajo consumo de <text:tab/><text:tab/><text:tab/>recursos.</text:span></text:p>
      <text:p text:style-name="P25"><text:span text:style-name="T15"/></text:p>
      <text:p text:style-name="P25"><text:span text:style-name="T15"><text:tab/><text:tab/>NGINX funciona con base en eventos. En lugar de hacer una solicitud directa al <text:tab/><text:tab/><text:tab/>servidor, ejecuta un proceso maestro, llamado worker, y varios procesos de trabajo, <text:tab/><text:tab/>llamados conexiones worker. Todo este proceso funciona de forma continua y <text:tab/><text:tab/><text:tab/>asincrónica.</text:span></text:p>
      <text:p text:style-name="P25"><text:span text:style-name="T15"/></text:p>
      <text:p text:style-name="P25"><text:span text:style-name="T15"><text:tab/><text:tab/></text:span><text:span text:style-name="T17">Diferencias con Apache:</text:span></text:p>
      <text:p text:style-name="P25"><text:span text:style-name="T17"><text:tab/><text:tab/></text:span></text:p>
      <text:list text:style-name="L14">
        <text:list-item>
          <text:p text:style-name="P26"><text:span text:style-name="T20">Compatibilidad del sistema operativo</text:span><text:span text:style-name="T17">: Los dos servidores funcionan en ambiente basados en UNIX, como LINUX. Con respecto a la plataforma Windows, NGINX tiene un rendimiento inferior en este ambiente.</text:span></text:p>
        </text:list-item>
        <text:list-item>
          <text:p text:style-name="P26"><text:span text:style-name="T20">Configuraciones: </text:span><text:span text:style-name="T17">La configuración de Apache se realiza de forma descentralizada y la carga de sus módulos se realiza en tiempo de ejecución, y en NGINX, la configuración se centraliza en el archivo "nginx.conf" y sus módulos se cargan dinámicamente.</text:span></text:p>
        </text:list-item>
        <text:list-item>
          <text:p text:style-name="P26"><text:span text:style-name="T20">Rendimiento</text:span><text:span text:style-name="T17">: La gran ventaja de NGINX es su capacidad de operar con miles de conexiones simultáneas, al doble de la velocidad requerida en Apache y, aun así, consumir menos memoria para contenido estátic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2T19:14:18.601000000</meta:creation-date>
    <dc:date>2023-11-02T20:37:14.142000000</dc:date>
    <meta:editing-duration>PT1H22M51S</meta:editing-duration>
    <meta:editing-cycles>8</meta:editing-cycles>
    <meta:generator>LibreOffice/7.4.3.2$Windows_X86_64 LibreOffice_project/1048a8393ae2eeec98dff31b5c133c5f1d08b890</meta:generator>
    <meta:document-statistic meta:table-count="0" meta:image-count="0" meta:object-count="0" meta:page-count="4" meta:paragraph-count="100" meta:word-count="1058" meta:character-count="6455" meta:non-whitespace-character-count="5469"/>
  </office:meta>
</office:document-meta>
</file>